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79.23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3.19mm"/>
    </style:style>
    <style:style style:name="co17" style:family="table-column">
      <style:table-column-properties fo:break-before="auto" style:column-width="17.43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#dddddd"/>
      <style:text-properties style:use-window-font-color="true" style:font-name="FreeMono" fo:font-weight="normal" style:font-weight-asian="normal" style:font-weight-complex="normal"/>
    </style:style>
    <style:style style:name="ce3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4" style:family="table-cell" style:parent-style-name="Default" style:data-style-name="N100">
      <style:table-cell-properties fo:background-color="#dddddd" fo:border="none"/>
      <style:text-properties style:use-window-font-color="true" style:font-name="FreeMono"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transparent"/>
      <style:text-properties fo:color="#006600" style:font-name="Free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style:use-window-font-color="true" style:font-name="FreeMono"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transparent"/>
      <style:text-properties fo:color="#0000ff" style:font-name="FreeMono"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cl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_fmt(fmt) KBUILD_MODNAME ": " fm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of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rtc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kdev_t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idr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slab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workqueu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tc-core.h</text:p>
          </table:table-cell>
          <table:table-cell table:number-columns-repeated="1022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  <table:table-cell table:style-name="ce6" office:value-type="string" calcext:value-type="string">
            <text:p>DEFINE_IDA</text:p>
          </table:table-cell>
          <table:table-cell table:number-columns-repeated="2"/>
          <table:table-cell office:value-type="string" calcext:value-type="string">
            <text:p>rtc_ida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class</text:p>
          </table:table-cell>
          <table:table-cell table:style-name="ce8" office:value-type="string" calcext:value-type="string">
            <text:p>*rtc_clas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device_releas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table:style-name="ce8" office:value-type="string" calcext:value-type="string">
            <text:p>rtc_hctosys_re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= -ENODEV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/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table:style-name="ce6" office:value-type="string" calcext:value-type="string">
            <text:p>*rtc_allocate_device</text:p>
          </table:table-cell>
          <table:table-cell/>
          <table:table-cell office:value-type="string" calcext:value-type="string">
            <text:p>void</text:p>
          </table:table-cell>
          <table:table-cell table:number-columns-repeated="1017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device_get_id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table:style-name="ce6" office:value-type="string" calcext:value-type="string">
            <text:p>*rtc_device_register</text:p>
          </table:table-cell>
          <table:table-cell/>
          <table:table-cell office:value-type="string" calcext:value-type="string">
            <text:p>const char</text:p>
          </table:table-cell>
          <table:table-cell office:value-type="string" calcext:value-type="string">
            <text:p>*nam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onst struct</text:p>
          </table:table-cell>
          <table:table-cell office:value-type="string" calcext:value-type="string">
            <text:p>rtc_class_ops</text:p>
          </table:table-cell>
          <table:table-cell office:value-type="string" calcext:value-type="string">
            <text:p>*op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*ow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device_regis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device_unregis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device_unregister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6" office:value-type="string" calcext:value-type="string">
            <text:p>devm_rtc_device_releas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*dev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res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devm_rtc_device_match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*res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Default"/>
          <table:table-cell table:style-name="ce3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7" office:value-type="string" calcext:value-type="string">
            <text:p>*devm_rtc_device_register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const char</text:p>
          </table:table-cell>
          <table:table-cell office:value-type="string" calcext:value-type="string">
            <text:p>*name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const struct</text:p>
          </table:table-cell>
          <table:table-cell table:style-name="ce3" office:value-type="string" calcext:value-type="string">
            <text:p>rtc_class_ops</text:p>
          </table:table-cell>
          <table:table-cell table:style-name="ce3" office:value-type="string" calcext:value-type="string">
            <text:p>*ops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*own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ORT_SYMBOL_GPL(devm_rtc_device_register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devm_rtc_device_unregister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devm_rtc_device_unregister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devm_rtc_release_device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*res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7" office:value-type="string" calcext:value-type="string">
            <text:p>*devm_rtc_allocate_device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devm_rtc_allocate_device)</text:p>
          </table:table-cell>
          <table:table-cell table:number-columns-repeated="11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__rtc_register_devic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*owner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__rtc_register_devic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 __init</text:p>
          </table:table-cell>
          <table:table-cell table:style-name="ce7" office:value-type="string" calcext:value-type="string">
            <text:p>rtc_init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ubsys_initcall(rtc_init)</text:p>
          </table:table-cell>
          <table:table-cell table:number-columns-repeated="1023"/>
        </table:table-row>
        <table:table-row table:style-name="ro1" table:number-rows-repeated="6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linux/rtc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sched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log2.h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inux/workqueue.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6" office:value-type="string" calcext:value-type="string">
            <text:p>__rtc_read_tim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ime</text:p>
          </table:table-cell>
          <table:table-cell office:value-type="string" calcext:value-type="string">
            <text:p>*t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read_tim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ime</text:p>
          </table:table-cell>
          <table:table-cell office:value-type="string" calcext:value-type="string">
            <text:p>*t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read_tim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set_tim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ime</text:p>
          </table:table-cell>
          <table:table-cell office:value-type="string" calcext:value-type="string">
            <text:p>*t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set_tim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read_alarm_internal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__rtc_read_alarm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read_alarm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read_alarm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6" office:value-type="string" calcext:value-type="string">
            <text:p>__rtc_set_alarm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set_alarm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set_alarm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initialize_alarm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wkalrm</text:p>
          </table:table-cell>
          <table:table-cell office:value-type="string" calcext:value-type="string">
            <text:p>*ala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initialize_alarm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rtc_alarm_irq_enable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enabled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EXPORT_SYMBOL_GPL(rtc_alarm_irq_enable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update_irq_enabl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unsigned int</text:p>
          </table:table-cell>
          <table:table-cell table:style-name="ce3" office:value-type="string" calcext:value-type="string">
            <text:p>enabled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rtc_update_irq_enable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handle_legacy_irq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mod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rtc_aie_update_irq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*privat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rtc_uie_update_irq</text:p>
          </table:table-cell>
          <table:table-cell table:style-name="ce3"/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*privat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hrtimer_restart</text:p>
          </table:table-cell>
          <table:table-cell table:style-name="ce7" office:value-type="string" calcext:value-type="string">
            <text:p>rtc_pie_update_irq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hrtimer</text:p>
          </table:table-cell>
          <table:table-cell table:style-name="ce3" office:value-type="string" calcext:value-type="string">
            <text:p>*timer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rtc_update_irq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unsigned long</text:p>
          </table:table-cell>
          <table:table-cell office:value-type="string" calcext:value-type="string">
            <text:p>num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unsigned long</text:p>
          </table:table-cell>
          <table:table-cell table:style-name="ce3" office:value-type="string" calcext:value-type="string">
            <text:p>events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rtc_update_irq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__rtc_match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*dev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const void</text:p>
          </table:table-cell>
          <table:table-cell table:style-name="ce3" office:value-type="string" calcext:value-type="string">
            <text:p>*data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7" office:value-type="string" calcext:value-type="string">
            <text:p>*rtc_class_open</text:p>
          </table:table-cell>
          <table:table-cell table:style-name="ce3"/>
          <table:table-cell table:style-name="ce3" office:value-type="string" calcext:value-type="string">
            <text:p>const char</text:p>
          </table:table-cell>
          <table:table-cell table:style-name="ce3" office:value-type="string" calcext:value-type="string">
            <text:p>*name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EXPORT_SYMBOL_GPL(rtc_class_open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rtc_class_close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EXPORT_SYMBOL_GPL(rtc_class_close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irq_regis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task</text:p>
          </table:table-cell>
          <table:table-cell table:style-name="ce3" office:value-type="string" calcext:value-type="string">
            <text:p>*task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rtc_irq_register)</text:p>
          </table:table-cell>
          <table:table-cell table:number-columns-repeated="102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irq_unregister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task</text:p>
          </table:table-cell>
          <table:table-cell table:style-name="ce3" office:value-type="string" calcext:value-type="string">
            <text:p>*task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EXPORT_SYMBOL_GPL(rtc_irq_unregister)</text:p>
          </table:table-cell>
          <table:table-cell table:style-name="ce3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rtc_update_hrtimer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enabled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irq_set_stat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task</text:p>
          </table:table-cell>
          <table:table-cell table:style-name="ce3" office:value-type="string" calcext:value-type="string">
            <text:p>*task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enabled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EXPORT_SYMBOL_GPL(rtc_irq_set_state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int</text:p>
          </table:table-cell>
          <table:table-cell table:style-name="ce7" office:value-type="string" calcext:value-type="string">
            <text:p>rtc_irq_set_freq</text:p>
          </table:table-cell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device</text:p>
          </table:table-cell>
          <table:table-cell table:style-name="ce3" office:value-type="string" calcext:value-type="string">
            <text:p>*rtc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ask</text:p>
          </table:table-cell>
          <table:table-cell office:value-type="string" calcext:value-type="string">
            <text:p>*tas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fre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RT_SYMBOL_GPL(rtc_irq_set_freq)</text:p>
          </table:table-cell>
          <table:table-cell table:number-columns-repeated="102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timer_enqueu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imer</text:p>
          </table:table-cell>
          <table:table-cell office:value-type="string" calcext:value-type="string">
            <text:p>*tim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alarm_disabl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timer_remove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truct</text:p>
          </table:table-cell>
          <table:table-cell office:value-type="string" calcext:value-type="string">
            <text:p>rtc_timer</text:p>
          </table:table-cell>
          <table:table-cell office:value-type="string" calcext:value-type="string">
            <text:p>*timer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timer_do_work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work_struct</text:p>
          </table:table-cell>
          <table:table-cell office:value-type="string" calcext:value-type="string">
            <text:p>*work</text:p>
          </table:table-cell>
          <table:table-cell table:number-columns-repeated="1016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timer_ini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timer</text:p>
          </table:table-cell>
          <table:table-cell office:value-type="string" calcext:value-type="string">
            <text:p>*time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void</text:p>
          </table:table-cell>
          <table:table-cell table:style-name="ce3" office:value-type="string" calcext:value-type="string">
            <text:p>(*f)(void *p)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void</text:p>
          </table:table-cell>
          <table:table-cell office:value-type="string" calcext:value-type="string">
            <text:p>*data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timer_star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truct</text:p>
          </table:table-cell>
          <table:table-cell office:value-type="string" calcext:value-type="string">
            <text:p>rtc_timer</text:p>
          </table:table-cell>
          <table:table-cell office:value-type="string" calcext:value-type="string">
            <text:p>*timer</text:p>
          </table:table-cell>
          <table:table-cell table:number-columns-repeated="1016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ktime_t</text:p>
          </table:table-cell>
          <table:table-cell table:style-name="ce3" office:value-type="string" calcext:value-type="string">
            <text:p>expires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ktime_t</text:p>
          </table:table-cell>
          <table:table-cell office:value-type="string" calcext:value-type="string">
            <text:p>period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table:style-name="ce6" office:value-type="string" calcext:value-type="string">
            <text:p>rtc_timer_cancel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struct</text:p>
          </table:table-cell>
          <table:table-cell table:style-name="ce3" office:value-type="string" calcext:value-type="string">
            <text:p>rtc_timer</text:p>
          </table:table-cell>
          <table:table-cell table:style-name="ce3" office:value-type="string" calcext:value-type="string">
            <text:p>*timer</text:p>
          </table:table-cell>
          <table:table-cell table:style-name="ce3" table:number-columns-repeated="3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read_offse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long</text:p>
          </table:table-cell>
          <table:table-cell office:value-type="string" calcext:value-type="string">
            <text:p>*offset</text:p>
          </table:table-cell>
          <table:table-cell table:number-columns-repeated="4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table:style-name="ce6" office:value-type="string" calcext:value-type="string">
            <text:p>rtc_set_offset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rtc_device</text:p>
          </table:table-cell>
          <table:table-cell office:value-type="string" calcext:value-type="string">
            <text:p>*r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long</text:p>
          </table:table-cell>
          <table:table-cell office:value-type="string" calcext:value-type="string">
            <text:p>offset</text:p>
          </table:table-cell>
          <table:table-cell table:number-columns-repeated="1016"/>
        </table:table-row>
        <table:table-row table:style-name="ro1">
          <table:table-cell table:style-name="ce4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tc-de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number-columns-repeated="2" table:default-cell-style-name="ce1"/>
        <table:table-column table:style-name="co19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_fmt(fmt) KBUILD_MODNAME ": " fm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ux/module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rtc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nux/sched/signal.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tc-core.h</text:p>
          </table:table-cell>
          <table:table-cell table:number-columns-repeated="1022"/>
        </table:table-row>
        <table:table-row table:style-name="ro1" table:number-rows-repeated="33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3" table:number-columns-repeated="11"/>
          <table:table-cell table:number-columns-repeated="1001"/>
        </table:table-row>
        <table:table-row table:style-name="ro1" table:number-rows-repeated="5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02:56:25.766071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1:34:15.816677840</meta:creation-date>
    <dc:date>2018-05-12T04:06:51.616245023</dc:date>
    <meta:editing-duration>PT3H4M36S</meta:editing-duration>
    <meta:editing-cycles>63</meta:editing-cycles>
    <meta:generator>LibreOffice/5.4.6.2$Linux_X86_64 LibreOffice_project/40m0$Build-2</meta:generator>
    <meta:document-statistic meta:table-count="3" meta:cell-count="406" meta:object-count="0"/>
  </office:meta>
</office:document-meta>
</file>